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EB000008109C5C773CBE4AC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7.497cm" svg:height="8.737cm" draw:z-index="0"><draw:image xlink:href="Pictures/10000000000006EB000008109C5C773CBE4ACAB7.png" xlink:type="simple" xlink:show="embed" xlink:actuate="onLoad" loext:mime-type="image/png"/></draw:frame></text:p>
      <text:p text:style-name="P1"><draw:frame draw:style-name="fr1" draw:name="Image2" text:anchor-type="char" svg:width="7.497cm" svg:height="8.737cm" draw:z-index="1"><draw:image xlink:href="Pictures/10000000000006EB000008109C5C773CBE4ACA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20:19:46.345170398</meta:creation-date>
    <dc:date>2021-01-17T22:05:43.221048309</dc:date>
    <meta:editing-duration>PT5H39M40S</meta:editing-duration>
    <meta:editing-cycles>6</meta:editing-cycles>
    <meta:generator>LibreOffice/6.4.7.2$Linux_X86_64 LibreOffice_project/40$Build-2</meta:generator>
    <meta:print-date>2021-01-17T21:57:39.371738888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